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16.7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sans-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row table:style-name="ro1">
          <table:table-cell office:value-type="string">
            <text:p>N°</text:p>
          </table:table-cell>
          <table:table-cell office:value-type="string">
            <text:p>Computer ID proposé</text:p>
          </table:table-cell>
          <table:table-cell office:value-type="string">
            <text:p>Computer ID lu</text:p>
          </table:table-cell>
          <table:table-cell office:value-type="string">
            <text:p>Code activation</text:p>
          </table:table-cell>
          <table:table-cell office:value-type="string">
            <text:p>Résulta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QQHG-P859-W9F6-V3W5</text:p>
          </table:table-cell>
          <table:table-cell table:style-name="ce2" office:value-type="string">
            <text:p>5CFG-8FBB-ZWKN-35N7</text:p>
          </table:table-cell>
          <table:table-cell table:style-name="ce2" office:value-type="string">
            <text:p>HYZ2-S3ZF-6XXZ-YGPB-BNHP</text:p>
          </table:table-cell>
          <table:table-cell office:value-type="string">
            <text:p>Ces codes d'activation ne correspondent à aucun des produits que vous essayer d'activer</text:p>
          </table:table-cell>
        </table:table-row>
        <table:table-row table:style-name="ro2">
          <table:table-cell table:formula="of:=[.A2]+1" office:value-type="float" office:value="2">
            <text:p>2</text:p>
          </table:table-cell>
          <table:table-cell table:number-columns-repeated="2" table:style-name="ce2" office:value-type="string">
            <text:p>5CFG-8FBB-ZWKN-35N7</text:p>
          </table:table-cell>
          <table:table-cell table:style-name="ce2" office:value-type="string">
            <text:p>YBVB-9Q9B-HHCN-84RY-CZLW</text:p>
          </table:table-cell>
          <table:table-cell office:value-type="string">
            <text:p>Produits activés avec succès – Labview 8.0 Professional <text:s/>Development System</text:p>
          </table:table-cell>
        </table:table-row>
        <table:table-row table:style-name="ro3">
          <table:table-cell table:formula="of:=[.A3]+1" office:value-type="float" office:value="3">
            <text:p>3</text:p>
          </table:table-cell>
          <table:table-cell office:value-type="string">
            <text:p>Non précisé</text:p>
          </table:table-cell>
          <table:table-cell/>
          <table:table-cell table:style-name="ce3" office:value-type="string">
            <text:p>B99Y-3P5T-64RZ-KQ2V-CK9M</text:p>
          </table:table-cell>
          <table:table-cell office:value-type="string">
            <text:p>Non exécuté</text:p>
          </table:table-cell>
        </table:table-row>
        <table:table-row table:style-name="ro3">
          <table:table-cell table:formula="of:=[.A4]+1" office:value-type="float" office:value="4">
            <text:p>4</text:p>
          </table:table-cell>
          <table:table-cell office:value-type="string">
            <text:p>Non précisé</text:p>
          </table:table-cell>
          <table:table-cell/>
          <table:table-cell table:style-name="ce3" office:value-type="string">
            <text:p>K6K3-KLJQ-PWFK-JSHN-2DBC</text:p>
          </table:table-cell>
          <table:table-cell office:value-type="string">
            <text:p>Non exécuté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Computer ID avant</text:p>
          </table:table-cell>
          <table:table-cell office:value-type="string">
            <text:p>Computer ID après</text:p>
          </table:table-cell>
          <table:table-cell/>
          <table:table-cell office:value-type="string">
            <text:p>Evénement</text:p>
          </table:table-cell>
        </table:table-row>
        <table:table-row table:style-name="ro2">
          <table:table-cell/>
          <table:table-cell table:style-name="ce2" office:value-type="string">
            <text:p>5CFG-8FBB-ZWKN-35N7</text:p>
          </table:table-cell>
          <table:table-cell office:value-type="string">
            <text:p>5CFG-8FBB-ZWKN-35N7</text:p>
          </table:table-cell>
          <table:table-cell/>
          <table:table-cell office:value-type="string">
            <text:p>Avant et après redémarrage (sans activation du réseau local)</text:p>
          </table:table-cell>
        </table:table-row>
        <table:table-row table:style-name="ro2">
          <table:table-cell/>
          <table:table-cell table:style-name="ce2" office:value-type="string">
            <text:p>5CFG-8FBB-ZWKN-35N7</text:p>
          </table:table-cell>
          <table:table-cell office:value-type="string">
            <text:p>66ZP-LWVL-Q9ZD-XFXK</text:p>
          </table:table-cell>
          <table:table-cell/>
          <table:table-cell office:value-type="string">
            <text:p>Avant et après activation du réseau local</text:p>
          </table:table-cell>
        </table:table-row>
        <table:table-row table:style-name="ro2">
          <table:table-cell/>
          <table:table-cell table:style-name="ce2"/>
          <table:table-cell table:number-columns-repeated="3"/>
        </table:table-row>
        <table:table-row table:style-name="ro2">
          <table:table-cell/>
          <table:table-cell table:style-name="ce2" office:value-type="string">
            <text:p>Computer I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5CFG-8FBB-ZWKN-35N7</text:p>
          </table:table-cell>
          <table:table-cell table:number-columns-repeated="2"/>
          <table:table-cell office:value-type="string">
            <text:p>Sans réseau local</text:p>
          </table:table-cell>
        </table:table-row>
        <table:table-row table:style-name="ro2">
          <table:table-cell/>
          <table:table-cell office:value-type="string">
            <text:p>66ZP-LWVL-Q9ZD-XFXK</text:p>
          </table:table-cell>
          <table:table-cell table:number-columns-repeated="2"/>
          <table:table-cell office:value-type="string">
            <text:p>Avec réseau local</text:p>
          </table:table-cell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-serif" svg:font-family="sans-serif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 style:data-style-name="N2" text:time-value="0000-00-00T15:45:27.1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12:05:08.182300703</meta:creation-date>
    <meta:generator>LibreOffice/3.6$Windows_x86 LibreOffice_project/da8c1e6-fd468f4-454e206-f42a4a9-143cfd</meta:generator>
    <dc:date>2015-03-11T15:56:32.42</dc:date>
    <meta:editing-duration>P0D</meta:editing-duration>
    <meta:editing-cycles>1</meta:editing-cycles>
    <meta:document-statistic meta:table-count="1" meta:cell-count="37" meta:object-count="0"/>
  </office:meta>
</office:document-meta>
</file>